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c309" officeooo:paragraph-rsid="0004c309"/>
    </style:style>
    <style:style style:name="P2" style:family="paragraph" style:parent-style-name="Standard">
      <style:text-properties fo:color="#ff7f00" officeooo:rsid="0004c309" officeooo:paragraph-rsid="0004c309"/>
    </style:style>
    <style:style style:name="P3" style:family="paragraph" style:parent-style-name="Standard">
      <style:text-properties fo:color="#007fff" officeooo:rsid="0004c309" officeooo:paragraph-rsid="0004c309"/>
    </style:style>
    <style:style style:name="P4" style:family="paragraph" style:parent-style-name="Standard">
      <style:text-properties fo:color="#5f9f5f" officeooo:rsid="0004c309" officeooo:paragraph-rsid="0004c309"/>
    </style:style>
    <style:style style:name="P5" style:family="paragraph" style:parent-style-name="Standard">
      <style:text-properties fo:color="#7e9f5f" officeooo:rsid="0004c309" officeooo:paragraph-rsid="0004c309"/>
    </style:style>
    <style:style style:name="P6" style:family="paragraph" style:parent-style-name="Standard">
      <style:text-properties fo:color="#ff0000" officeooo:rsid="0004c309" officeooo:paragraph-rsid="0004c309"/>
    </style:style>
    <style:style style:name="P7" style:family="paragraph" style:parent-style-name="Standard">
      <style:text-properties fo:color="#999999" officeooo:rsid="0004c309" officeooo:paragraph-rsid="0004c309"/>
    </style:style>
    <style:style style:name="P8" style:family="paragraph" style:parent-style-name="Standard">
      <style:text-properties fo:color="#000000" officeooo:rsid="0007da44" officeooo:paragraph-rsid="0004c309"/>
    </style:style>
    <style:style style:name="P9" style:family="paragraph" style:parent-style-name="Standard">
      <style:text-properties officeooo:rsid="00124b52" officeooo:paragraph-rsid="00124b52"/>
    </style:style>
    <style:style style:name="P10" style:family="paragraph" style:parent-style-name="Standard">
      <style:text-properties fo:color="#1b75bc" officeooo:rsid="00124b52" officeooo:paragraph-rsid="00124b52"/>
    </style:style>
    <style:style style:name="P11" style:family="paragraph" style:parent-style-name="Standard">
      <style:text-properties fo:color="#0066b3" officeooo:rsid="00134920" officeooo:paragraph-rsid="00134920"/>
    </style:style>
    <style:style style:name="P12" style:family="paragraph" style:parent-style-name="Standard">
      <style:text-properties fo:color="#009353" officeooo:rsid="00124b52" officeooo:paragraph-rsid="00124b52"/>
    </style:style>
    <style:style style:name="T1" style:family="text">
      <style:text-properties fo:color="#007fff"/>
    </style:style>
    <style:style style:name="T2" style:family="text">
      <style:text-properties fo:color="#7e9f5f"/>
    </style:style>
    <style:style style:name="T3" style:family="text">
      <style:text-properties fo:color="#ff0000"/>
    </style:style>
    <style:style style:name="T4" style:family="text">
      <style:text-properties fo:color="#999999"/>
    </style:style>
    <style:style style:name="T5" style:family="text">
      <style:text-properties officeooo:rsid="0007da44"/>
    </style:style>
    <style:style style:name="T6" style:family="text">
      <style:text-properties officeooo:rsid="0011a65d"/>
    </style:style>
    <style:style style:name="T7" style:family="text">
      <style:text-properties officeooo:rsid="00134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de bord Projet Groupe B</text:p>
      <text:p text:style-name="P1">--------------------------------</text:p>
      <text:p text:style-name="P1"/>
      <text:p text:style-name="P1">1ere reunion(27/07/2018) :</text:p>
      <text:p text:style-name="P1"/>
      <text:p text:style-name="P5">Mise en accord sur la structure de la base de données relationnelle.</text:p>
      <text:p text:style-name="P5">Mise en place d'un moyen de communication via discord pour plusieurs raisons :</text:p>
      <text:p text:style-name="P5"><text:tab/>- possilite d'acces a discord depuis n'importe quel navigateur internet.</text:p>
      <text:p text:style-name="P5"><text:tab/>- simplicite de partage de code.</text:p>
      <text:p text:style-name="P5"><text:tab/>- messagerie instantanée donc suivi simple des echangent.</text:p>
      <text:p text:style-name="P5"><text:tab/>- le formateur a creer un groupe de discussion dessus donc possibilites de poser des questions en parallele.</text:p>
      <text:p text:style-name="P5">Mise en place d'un depot Github pour echanger les elements du projet.</text:p>
      <text:p text:style-name="P5">Tache à effectuer pour la prochaine reunion : dessiner un prototype papier qui decrit les fonctionnalités et l'affichage de notre futur systeme.</text:p>
      <text:p text:style-name="P5">Ceci à pour but d'une part de s'approprier l'enoncé du projet, d'autre part d'avoir plusieurs vision du projet(different idées, differente maniere d'apprehender le sujet) ce qui va permettre plus tard de rassembler les </text:p>
      <text:p text:style-name="P5">meilleurs idees de chacuns et de pouvoir construire une vue globale de l'application avec ses fonctionnalites.</text:p>
      <text:p text:style-name="P1">---------------------------------------------------</text:p>
      <text:p text:style-name="P1">2eme reunion(03/08/2018) :</text:p>
      <text:p text:style-name="P1"/>
      <text:p text:style-name="P1"><text:span text:style-name="T1">Presentation du prototype (Masa)</text:span>, <text:span text:style-name="T2">discussion sur les fonctionnalites et les affichages du prototypes.</text:span></text:p>
      <text:p text:style-name="P2">Reflexion sur le prototypage papier(<text:span text:style-name="T3">Nabil</text:span>,<text:span text:style-name="T4">Anive</text:span>).</text:p>
      <text:p text:style-name="P2"><text:span text:style-name="T1">Finition du diagrammme ER</text:span> <text:span text:style-name="T1">représentant la structure de la base de données</text:span> et construction de la base sous format JSON avec des exemples(<text:span text:style-name="T1">Masa</text:span>,<text:span text:style-name="T3">Nabil</text:span>).</text:p>
      <text:p text:style-name="P1"/>
      <text:p text:style-name="P2">Le travail pour la prochaine reunion est essentiellement de reflechir sur les fonctionnalités et l'affichage globale de l'application afin de pouvoir faire la répartition des taches(<text:span text:style-name="T4">Anive</text:span>,<text:span text:style-name="T3">Nabil</text:span>).</text:p>
      <text:p text:style-name="P3">Finition de la base de données JSON également(Masa).</text:p>
      <text:p text:style-name="P1">---------------------------------------------------</text:p>
      <text:p text:style-name="P1">3eme reunion (08/08/2018) :</text:p>
      <text:p text:style-name="P1"/>
      <text:p text:style-name="P2">Reflexion sur les fonctionnalités et l'affichage de l'application.Listing des principales fonctionnalités également.(<text:span text:style-name="T3">Nabil</text:span>,<text:span text:style-name="T4">Anive</text:span>).</text:p>
      <text:p text:style-name="P3">Mise en place de la base SQL en adequation avec la base Json et le diagramme ER. Verification de la correspondance des données (notamment sur le nom des attributs, des tables et des types).(Masa)</text:p>
      <text:p text:style-name="P1"/>
      <text:p text:style-name="P5">Mise en accord sur 3 vues : une vue operateur, une vue client et une vue intervenant. </text:p>
      <text:p text:style-name="P5">Distribution des taches non effectués, prise de recul et revision nécessaire vis a vis d'Angular afin d'etre operationnel.(et notamment avoir du recul sur <text:span text:style-name="T6">les</text:span> capacites <text:span text:style-name="T6">de chacun</text:span> =&gt; ce qui est possible ou pas).</text:p>
      <text:p text:style-name="P1">---------------------------------------------------</text:p>
      <text:p text:style-name="P1">Vacances :</text:p>
      <text:p text:style-name="P4">La semaine du 8 au 12 a ete consacrée aux revisions d'Angular avant la 4eme reunion qui a eu lieu durant la seconde partie des vacances.</text:p>
      <text:p text:style-name="P1"/>
      <text:p text:style-name="P3">Creation d'un squelette du projet avec les 3 vues,les objets metiers avec leurs attributs et les services.(Masa).</text:p>
      <text:p text:style-name="P1">/////////////////////////////////////////////////////</text:p>
      <text:p text:style-name="P1">4eme reunion (15/08/2018) :</text:p>
      <text:p text:style-name="P1"><text:soft-page-break/></text:p>
      <text:p text:style-name="P2">Petite reunion de distributions des taches lors des vacances avec Nabil, Anive n'etant pas sur Paris.</text:p>
      <text:p text:style-name="P2">Installation du depot Git sur le PC personnel de Nabil.</text:p>
      <text:p text:style-name="P1"/>
      <text:p text:style-name="P2">Listing des taches par ordre de difficultés puis attribution des taches apres discussion.</text:p>
      <text:p text:style-name="P1">L'attribution des taches a été la suivante : </text:p>
      <text:p text:style-name="P1"/>
      <text:p text:style-name="P6">Nabil: la vue Client avec :</text:p>
      <text:p text:style-name="P6"><text:tab/>-affichage de la liste des materiaux du client qui ensuite permet l'affichage des intervention par materiaux. </text:p>
      <text:p text:style-name="P6"><text:tab/>-affichage de la liste de la totalité des interventions du client. </text:p>
      <text:p text:style-name="P6"><text:tab/>-affichage des details d'une intervention via click sur une intervention de la liste.</text:p>
      <text:p text:style-name="P6"><text:tab/>-le menu Client</text:p>
      <text:p text:style-name="P1"/>
      <text:p text:style-name="P7">Anive: la vue Operateur avec :</text:p>
      <text:p text:style-name="P7"><text:tab/>- l'ajout, la modification d'une intervention curative.</text:p>
      <text:p text:style-name="P7"><text:tab/>- la liste des interventions.</text:p>
      <text:p text:style-name="P7"><text:tab/>la vue Intervenant :</text:p>
      <text:p text:style-name="P7"><text:tab/>-La liste des Interventions de l'intervenant.</text:p>
      <text:p text:style-name="P7"><text:tab/>-Le menu Operateur.</text:p>
      <text:p text:style-name="P1"><text:tab/></text:p>
      <text:p text:style-name="P3">Masa: la vue Intervenant :</text:p>
      <text:p text:style-name="P3"><text:tab/>-affichage du planning type calendrier avec les interventions par date.</text:p>
      <text:p text:style-name="P3"><text:tab/>-L'authentification login/mot de passe.</text:p>
      <text:p text:style-name="P3"><text:tab/>-Le menu de bienvenue,connection/deconnection.</text:p>
      <text:p text:style-name="P3"><text:tab/>-Le menu Intervenant.</text:p>
      <text:p text:style-name="P1">//////////////////////////////////////////////</text:p>
      <text:p text:style-name="P1">Durant cette période a <text:span text:style-name="T5">é</text:span>t<text:span text:style-name="T5">é</text:span> effectuées :</text:p>
      <text:p text:style-name="P1"/>
      <text:p text:style-name="P1">- <text:span text:style-name="T1">La mise en place d'une simulation pour le login/password pour l'authentification (elle sera completée plus tard par le backend)</text:span></text:p>
      <text:p text:style-name="P1"/>
      <text:p text:style-name="P1">---------------------------------------------------</text:p>
      <text:p text:style-name="P1">5eme reunion :</text:p>
      <text:p text:style-name="P9"/>
      <text:p text:style-name="P12">Mise en accord sur les objets qui vont etre demandé depuis le front(client) vers le back.</text:p>
      <text:p text:style-name="P9"/>
      <text:p text:style-name="P10">Mapping des entités coté back (création des entités liés à la base de données, création des <text:span text:style-name="T7">repositories et des controllers</text:span> ).</text:p>
      <text:p text:style-name="P9"/>
      <text:p text:style-name="P9">6eme réunion:</text:p>
      <text:p text:style-name="P11">Implementation des requetes coté Back</text:p>
      <text:p text:style-name="P9"/>
      <text:p text:style-name="P8"/>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24S</meta:editing-duration>
    <meta:editing-cycles>13</meta:editing-cycles>
    <meta:generator>LibreOffice/5.3.6.1$Windows_X86_64 LibreOffice_project/686f202eff87ef707079aeb7f485847613344eb7</meta:generator>
    <dc:date>2018-09-05T17:19:55.377000000</dc:date>
    <meta:document-statistic meta:table-count="0" meta:image-count="0" meta:object-count="0" meta:page-count="2" meta:paragraph-count="62" meta:word-count="621" meta:character-count="4314" meta:non-whitespace-character-count="3731"/>
    <meta:user-defined meta:name="Info 1"/>
    <meta:user-defined meta:name="Info 2"/>
    <meta:user-defined meta:name="Info 3"/>
    <meta:user-defined meta:name="Info 4"/>
  </office:meta>
</office:document-meta>
</file>